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1d58" officeooo:paragraph-rsid="00061d5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61d58" officeooo:paragraph-rsid="00061d58" style:font-weight-asian="normal" style:font-weight-complex="normal"/>
    </style:style>
    <style:style style:name="T1" style:family="text">
      <style:text-properties officeooo:rsid="00089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<text:span text:style-name="T1">8</text:span>. Экстремумы функции нескольких переменных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3:31.833794648</meta:creation-date>
    <dc:date>2026-03-01T16:08:36.654297987</dc:date>
    <meta:editing-duration>PT1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1" meta:word-count="6" meta:character-count="55" meta:non-whitespace-character-count="50"/>
  </office:meta>
</office:document-meta>
</file>